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24cm"/>
    </style:style>
    <style:style style:name="gr3" style:family="graphic" style:parent-style-name="standard">
      <style:graphic-properties draw:stroke="none" svg:stroke-color="#000000" draw:fill="none" draw:fill-color="#ffffff" fo:min-height="1.01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11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cm" svg:height="1.143cm" svg:x="5.8cm" svg:y="3.4cm">
          <text:p>CoreNet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cm" svg:height="1.5cm" svg:x="4.1cm" svg:y="1.3cm">
          <text:p text:style-name="P1">FORMULARIO CURRICULUM</text:p>
          <draw:enhanced-geometry svg:viewBox="0 0 21600 21600" draw:type="rectangle" draw:enhanced-path="M 0 0 L 21600 0 21600 21600 0 21600 0 0 Z N"/>
        </draw:custom-shape>
        <draw:frame draw:style-name="gr2" draw:layer="layout" svg:width="3.9cm" svg:height="1.074cm" svg:x="1.5cm" svg:y="3.726cm">
          <draw:text-box>
            <text:p>Empresa:</text:p>
          </draw:text-box>
        </draw:frame>
        <draw:custom-shape draw:style-name="gr1" draw:text-style-name="P1" draw:layer="layout" svg:width="6.9cm" svg:height="1.142cm" svg:x="5.8cm" svg:y="4.951cm">
          <text:p>Profesor</text:p>
          <draw:enhanced-geometry svg:viewBox="0 0 21600 21600" draw:type="rectangle" draw:enhanced-path="M 0 0 L 21600 0 21600 21600 0 21600 0 0 Z N"/>
        </draw:custom-shape>
        <draw:frame draw:style-name="gr3" draw:layer="layout" svg:width="9.5cm" svg:height="1.265cm" svg:x="1.5cm" svg:y="5.277cm">
          <draw:text-box>
            <text:p>Cargo:</text:p>
          </draw:text-box>
        </draw:frame>
        <draw:custom-shape draw:style-name="gr4" draw:text-style-name="P1" xml:id="id1" draw:id="id1" draw:layer="layout" svg:width="6.9cm" svg:height="1.142cm" svg:x="5.8cm" svg:y="6.33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5cm" svg:height="1.265cm" svg:x="1.4cm" svg:y="6.664cm">
          <draw:text-box>
            <text:p>Fecha inicio:</text:p>
          </draw:text-box>
        </draw:frame>
        <draw:custom-shape draw:style-name="gr4" draw:text-style-name="P1" draw:layer="layout" svg:width="6.9cm" svg:height="1.142cm" svg:x="5.8cm" svg:y="7.80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5cm" svg:height="1.265cm" svg:x="1.4cm" svg:y="8.133cm">
          <draw:text-box>
            <text:p>Fecha fin:</text:p>
          </draw:text-box>
        </draw:frame>
        <draw:custom-shape draw:style-name="gr4" draw:text-style-name="P1" draw:layer="layout" svg:width="6.8cm" svg:height="1.142cm" svg:x="5.7cm" svg:y="9.24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cm" svg:height="1.061cm" svg:x="1.5cm" svg:y="9.439cm">
          <draw:text-box>
            <text:p>Localización:</text:p>
          </draw:text-box>
        </draw:frame>
        <draw:custom-shape draw:style-name="gr1" draw:text-style-name="P1" draw:layer="layout" svg:width="3.1cm" svg:height="1.1cm" svg:x="13.2cm" svg:y="9.2cm">
          <text:p text:style-name="P1">Aña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7.6cm" svg:height="4cm" svg:x="1.6cm" svg:y="11.4cm">
          <text:p text:style-name="P2">[ </text:p>
          <text:p text:style-name="P2"><text:tab/>{<text:tab/>“Empresa”: “CoreNetwork”,</text:p>
          <text:p text:style-name="P2"><text:tab/><text:tab/>“cargo”: “Profesor”,</text:p>
          <text:p text:style-name="P2"><text:tab/><text:tab/>…. }</text:p>
          <text:p text:style-name="P2">]</text:p>
          <draw:enhanced-geometry svg:viewBox="0 0 21600 21600" draw:type="rectangle" draw:enhanced-path="M 0 0 L 21600 0 21600 21600 0 21600 0 0 Z N"/>
        </draw:custom-shape>
        <draw:frame draw:style-name="gr6" draw:layer="layout" svg:width="4.1cm" svg:height="1.3cm" svg:x="1.7cm" svg:y="10.5cm">
          <draw:text-box>
            <text:p>JSON:</text:p>
          </draw:text-box>
        </draw:frame>
        <draw:frame draw:style-name="gr2" draw:layer="layout" svg:width="4.9cm" svg:height="1.074cm" svg:x="1.5cm" svg:y="17.226cm">
          <draw:text-box>
            <text:p>CoreNetwork</text:p>
          </draw:text-box>
        </draw:frame>
        <draw:frame draw:style-name="gr3" draw:layer="layout" svg:width="9.1cm" svg:height="1.265cm" svg:x="6.3cm" svg:y="17.235cm">
          <draw:text-box>
            <text:p>Profesor FullStack Developer</text:p>
          </draw:text-box>
        </draw:frame>
        <draw:frame draw:style-name="gr3" draw:layer="layout" svg:width="4.7cm" svg:height="1.265cm" svg:x="1.6cm" svg:y="18.435cm">
          <draw:text-box>
            <text:p>16-12-2016</text:p>
          </draw:text-box>
        </draw:frame>
        <draw:frame draw:style-name="gr3" xml:id="id3" draw:id="id3" draw:layer="layout" svg:width="4.7cm" svg:height="1.265cm" svg:x="6.8cm" svg:y="18.5cm">
          <draw:text-box>
            <text:p>02-03-2017</text:p>
          </draw:text-box>
        </draw:frame>
        <draw:frame draw:style-name="gr2" draw:layer="layout" svg:width="4.1cm" svg:height="1.074cm" svg:x="15.2cm" svg:y="17.226cm">
          <draw:text-box>
            <text:p>Getafe</text:p>
          </draw:text-box>
        </draw:frame>
        <draw:frame draw:style-name="gr2" draw:layer="layout" svg:width="4.9cm" svg:height="1.074cm" svg:x="1.5cm" svg:y="19.961cm">
          <draw:text-box>
            <text:p>CoreNetwork</text:p>
          </draw:text-box>
        </draw:frame>
        <draw:frame draw:style-name="gr3" draw:layer="layout" svg:width="9.1cm" svg:height="1.265cm" svg:x="6.3cm" svg:y="19.97cm">
          <draw:text-box>
            <text:p>Profesor FullStack Developer</text:p>
          </draw:text-box>
        </draw:frame>
        <draw:frame draw:style-name="gr3" draw:layer="layout" svg:width="4.7cm" svg:height="1.265cm" svg:x="1.6cm" svg:y="21.17cm">
          <draw:text-box>
            <text:p>16-12-2016</text:p>
          </draw:text-box>
        </draw:frame>
        <draw:frame draw:style-name="gr3" draw:layer="layout" svg:width="4.7cm" svg:height="1.265cm" svg:x="6.8cm" svg:y="21.235cm">
          <draw:text-box>
            <text:p>02-03-2017</text:p>
          </draw:text-box>
        </draw:frame>
        <draw:frame draw:style-name="gr2" draw:layer="layout" svg:width="4.1cm" svg:height="1.074cm" svg:x="15.2cm" svg:y="19.961cm">
          <draw:text-box>
            <text:p>Getafe</text:p>
          </draw:text-box>
        </draw:frame>
        <draw:frame draw:style-name="gr5" draw:layer="layout" svg:width="5.2cm" svg:height="1.061cm" svg:x="1.5cm" svg:y="15.939cm">
          <draw:text-box>
            <text:p>EXPERIENCIA:</text:p>
          </draw:text-box>
        </draw:frame>
        <draw:custom-shape draw:style-name="gr1" draw:text-style-name="P1" draw:layer="layout" svg:width="6cm" svg:height="1.1cm" svg:x="7.4cm" svg:y="15.8cm">
          <text:p text:style-name="P1">Cargar y most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2.7cm" svg:y1="6.909cm" svg:x2="19.2cm" svg:y2="13.4cm" draw:start-shape="id1" draw:start-glue-point="1" draw:end-shape="id2" draw:end-glue-point="1" svg:d="m12700 6909c10501 0 7251 6491 6500 6491">
          <text:p/>
        </draw:connector>
        <draw:frame draw:style-name="gr8" draw:text-style-name="P3" draw:layer="layout" svg:width="8.2cm" svg:height="3.807cm" svg:x="13.3cm" svg:y="3cm">
          <draw:text-box>
            <text:p><text:span text:style-name="T1">Añadir:</text:span></text:p>
            <text:p><text:span text:style-name="T2">1) Añadir a un array de JS</text:span></text:p>
            <text:p><text:span text:style-name="T2">2) Generar el string JSON del array </text:span></text:p>
            <text:p><text:span text:style-name="T2">3) y añadir al TextArea</text:span></text:p>
          </draw:text-box>
        </draw:frame>
        <draw:frame draw:style-name="gr8" draw:text-style-name="P3" draw:layer="layout" svg:width="4.7cm" svg:height="3.5cm" svg:x="15.2cm" svg:y="0.2cm">
          <draw:text-box>
            <text:p><text:span text:style-name="T2">Campos con validación HTML5</text:span></text:p>
          </draw:text-box>
        </draw:frame>
        <draw:frame draw:style-name="gr8" draw:text-style-name="P3" draw:layer="layout" svg:width="9.2cm" svg:height="3.5cm" svg:x="11.6cm" svg:y="21.6cm">
          <draw:text-box>
            <text:p><text:span text:style-name="T1">Cargar y mostrar:</text:span></text:p>
            <text:p><text:span text:style-name="T2">1) Leer text area</text:span></text:p>
            <text:p><text:span text:style-name="T2">2) Convertir JSON en Array</text:span></text:p>
            <text:p><text:span text:style-name="T2">3) Mostrar en HTML</text:span></text:p>
          </draw:text-box>
        </draw:frame>
        <draw:connector draw:style-name="gr7" draw:text-style-name="P1" draw:layer="layout" draw:type="curve" svg:x1="19.2cm" svg:y1="13.4cm" svg:x2="11.5cm" svg:y2="19.132cm" draw:start-shape="id2" draw:start-glue-point="1" draw:end-shape="id3" draw:end-glue-point="1" svg:d="m19200 13400c751 0 4601 5732-7700 5732">
          <text:p/>
        </draw:connector>
        <draw:custom-shape draw:style-name="gr1" draw:text-style-name="P1" draw:layer="layout" svg:width="5.2cm" svg:height="1.1cm" svg:x="14.1cm" svg:y="15.8cm">
          <text:p text:style-name="P1">Cargar fich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03T18:29:19.38</meta:creation-date>
    <dc:date>2017-01-04T20:43:52.21</dc:date>
    <meta:editing-duration>PT25M39S</meta:editing-duration>
    <meta:editing-cycles>7</meta:editing-cycles>
    <meta:generator>LibreOffice/3.5$Windows_x86 LibreOffice_project/7e68ba2-a744ebf-1f241b7-c506db1-7d53735</meta:generator>
    <meta:document-statistic meta:object-count="32"/>
  </office:meta>
</office:document-meta>
</file>